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2,808,660,52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,185,102,399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398,862,245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,683,867,89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,862,944,20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,224,897,934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,426,913,349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,772,951,261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,851,191,899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,352,131,669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7,297,600,896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,731,485,267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,756,361,48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,383,315,657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760,443,965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394,084,884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,782,192,987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,448,714,68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241,753,120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537,790,022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643,363,407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290,318,800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405,687,08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25:26.484884199</dc:date>
    <meta:editing-duration>PT5H16M50S</meta:editing-duration>
    <meta:editing-cycles>122</meta:editing-cycles>
    <meta:generator>LibreOffice/7.2.6.2$Linux_X86_64 LibreOffice_project/20$Build-2</meta:generator>
    <meta:document-statistic meta:table-count="1" meta:cell-count="48" meta:object-count="0"/>
  </office:meta>
</office:document-meta>
</file>